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ListenerIteratorAdapter.next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Adapter.EventListener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Adapter.EventListener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Adapter.EventListener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